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ManagedObject.PageFlowManage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ManagedObject.on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ManagedObject.create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ManagedObject.fieldIsUninitialized( Field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FlowManagedObject.reinitializeIfNecessary( HttpServletRequest request , HttpServletResponse response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ManagedObject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ManagedObject.initializeField( Field field , Object instan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geFlowManagedObject.valueUnbound( HttpSessionBinding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geFlowManagedObject.destroy( RequestContext requestContext , Ht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FlowManagedObject.reinitialize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ManagedObject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ManagedObject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ManagedObjec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ManagedObject.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ManagedObject.i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